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eeter.greet( Purchaser purcha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InvokerTests.shopperWithMethodInvok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Greeter.greet( Regular regul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ular.Regula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lass1.intArgument( int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alesman.getGree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InvokerTests.purchaserWithMethodInvok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estClass1.nullArgument( Object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stClass1.supertypes( Collection &lt; ? &gt; c , Integer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lass1.staticMethod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InvokerTests.salesmanWithMethodInvok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thodInvokerTests.stringWithMethodInvok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IP.getGree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InvokerTests.plainMethodInvok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TestClass1.supertypes( Collection &lt; ? &gt; c , List &lt; ? &gt; l ,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P.VIP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lass1.method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eeter.greet( Customer custo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lass1.supertypes2( Collection &lt; ? &gt; c , List &lt; ? &gt; l , String s , Integer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InvokerTests.regularWithMethodInvok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urchaser.getGree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lass1.supertypes2( Collection &lt; ? &gt; c , List &lt; ? &gt; l , Integer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lass1.voidRetval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thodInvokerTests.customerWithMethodInvok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thodInvokerTests.vipWithMethodInvok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Greeter.greet( Greetable gree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lass1.intArguments( int [ ]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stClass1.supertypes2( Collection &lt; ? &gt; c , List &lt; ? &gt; l , String s , String s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r.getGree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ular.getGree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opper.getGree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